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8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-filtered" table:style-name="ta1">
        <table:shapes>
          <draw:frame draw:z-index="0" draw:style-name="gr1" draw:text-style-name="P1" svg:width="14.9272in" svg:height="6.0469in" svg:x="0.8161in" svg:y="0.0394in">
            <draw:object draw:notify-on-update-of-ranges="'data-filtered'.A1:'data-filtered'.A270 'data-filtered'.B1:'data-filtered'.B2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0" calcext:value-type="float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8:52:56.242433214</dc:date>
    <meta:editing-duration>PT1M8S</meta:editing-duration>
    <meta:editing-cycles>1</meta:editing-cycles>
    <meta:document-statistic meta:table-count="1" meta:cell-count="540" meta:object-count="1"/>
    <meta:generator>LibreOffice/4.3.3.2$Linux_ARM_EABI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916cm" svg:height="15.36cm" xlink:href=".." xlink:type="simple" chart:class="chart:scatter" chart:style-name="ch1">
        <chart:legend chart:legend-position="end" svg:x="35.521cm" svg:y="7.381cm" style:legend-expansion="high" chart:style-name="ch2"/>
        <chart:plot-area chart:style-name="ch3" table:cell-range-address="'data-filtered'.A1:'data-filtered'.B270" svg:x="0.758cm" svg:y="0.307cm" svg:width="34.005cm" svg:height="14.746cm">
          <chartooo:coordinate-region svg:x="1.644cm" svg:y="0.506cm" svg:width="32.8cm" svg:height="13.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filtered'.B1:'data-filtered'.B270" chart:class="chart:scatter">
            <chart:domain table:cell-range-address="'data-filtered'.A1:'data-filtered'.A270"/>
            <chart:data-point chart:repeated="2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ta-filtered'.A1:'data-filtered'.A270</svg:desc>
                </draw:g>
              </table:table-cell>
              <table:table-cell office:value-type="float" office:value="131">
                <text:p>131</text:p>
                <draw:g>
                  <svg:desc>'data-filtered'.B1:'data-filtered'.B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